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9cm" svg:height="8.999cm" svg:x="4.382cm" svg:y="0.1cm">
            <draw:object draw:notify-on-update-of-ranges="Planilha1.A1:Planilha1.A1 Planilha1.A2:Planilha1.A5 Planilha1.B1:Planilha1.B1 Planilha1.B2:Planilha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200000000" calcext:value-type="float">
            <text:p>200000000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300000000" calcext:value-type="float">
            <text:p>30000000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800000000" calcext:value-type="float">
            <text:p>800000000</text:p>
          </table:table-cell>
          <table:table-cell office:value-type="float" office:value="735" calcext:value-type="float">
            <text:p>7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09:24:08.281385257</meta:creation-date>
    <dc:date>2025-12-02T09:26:26.646837247</dc:date>
    <meta:editing-duration>PT2M20S</meta:editing-duration>
    <meta:editing-cycles>1</meta:editing-cycles>
    <meta:document-statistic meta:table-count="1" meta:cell-count="10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19cm" svg:y="0.316cm" chart:style-name="ch2">
          <text:p>Tempo x N</text:p>
        </chart:title>
        <chart:legend chart:legend-position="end" svg:x="13.598cm" svg:y="4.201cm" style:legend-expansion="high" chart:style-name="ch3"/>
        <chart:plot-area chart:style-name="ch4" table:cell-range-address="Planilha1.A1:Planilha1.B5" chart:data-source-has-labels="row" svg:x="1.331cm" svg:y="1.275cm" svg:width="11.947cm" svg:height="6.564cm">
          <chart:coordinate-region svg:x="2.138cm" svg:y="1.474cm" svg:width="10.186cm" svg:height="5.718cm"/>
          <chart:axis chart:dimension="x" chart:name="primary-x" chart:style-name="ch5">
            <chart:title svg:x="7.088cm" svg:y="8.019cm" chart:style-name="ch6">
              <text:p>N </text:p>
            </chart:title>
          </chart:axis>
          <chart:axis chart:dimension="y" chart:name="primary-y" chart:style-name="ch7">
            <chart:title svg:x="0.451cm" svg:y="5.143cm" chart:style-name="ch8">
              <text:p>Tempo </text:p>
            </chart:title>
            <chart:grid chart:style-name="ch9" chart:class="major"/>
          </chart:axis>
          <chart:series chart:style-name="ch10" chart:values-cell-range-address="Planilha1.B2:Planilha1.B5" chart:label-cell-address="Planilha1.B1:Planilha1.B1" chart:class="chart:scatter">
            <chart:domain table:cell-range-address="Planilha1.A2:Planilha1.A5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empo</text:p>
                <draw:g>
                  <svg:desc>Planilha1.B1:Planilh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0">
                <text:p>100000000</text:p>
                <draw:g>
                  <svg:desc>Planilha1.A2:Planilha1.A5</svg:desc>
                </draw:g>
              </table:table-cell>
              <table:table-cell office:value-type="float" office:value="719">
                <text:p>719</text:p>
                <draw:g>
                  <svg:desc>Planilha1.B2:Planilha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000">
                <text:p>200000000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000">
                <text:p>30000000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00000">
                <text:p>800000000</text:p>
              </table:table-cell>
              <table:table-cell office:value-type="float" office:value="735">
                <text:p>7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